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そこまでだ。　熾天宮から離れてもらお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と来たね～！　待ってたよ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瘴魔状態・・・！　それも、かなり高位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熾天宮を攻撃して、いったい何をするつもり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攻撃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であたしが熾天宮を攻撃しなきゃ
ならない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？　なんかそんな情報だった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白カラットの前にある門は、魔を身に宿した
　者の進入を拒む力があ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彼女は、それを破壊して熾天宮内に入ろうと
　しているの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そ！　さっきから門はぶっ叩いてるけど、
別に熾天宮そのものを壊そうなんて
思ってないよ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けっきょく熾天宮に何の用な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～、ホラ、あたしってばもう魔力関係の
研究はだいたい目標達成しちゃったからさ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ろそろ次のステップに進もうかなって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力関係の・・・次のステップ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熾天宮を狙う理由・・・まさ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りゃもう、『熾力』しかないよ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魔力だけでなく、熾力も身につけようと
言うんですか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欲張りさんだ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なこと・・・させるわけにはいかないわ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もそも、魔力と熾力を一つの身に併せ持つ
ことなど可能なの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あね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と熾は相対するベクトルの力だから、まあ
普通に考えれば無理さ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さ、それを可能にする方法を見つけるのが
研究者ってもんでしょ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言ってることは良いことだけど、やろうとしてる
ことはぜんぜん良くない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とにかく、この門が破壊されたら熾天宮への
　侵攻を許してしま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何としてでも食い止めなければ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確かに強そうだけど、相手は一人なんだから
勝てるんじゃない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、まだ相手が一人だとは限ら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つは青カラットと協力している。　どこかに
青カラット達を潜ませているかもしれない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青カラット？　ああ、それは無い無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力研究が完成した今、もうあの娘たちの
力を借りる必要なんてないから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かわいそうだけど、あの2人ならさっき
ねじ伏せて来ちゃったよ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、なんですって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2人を相手にして、楽勝だったの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なの・・・つ・・・強すぎます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かな～？　魔界にはもっと厄介な種族とか
いるって聞いたけど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そんなわけでさ！　あたしに抗っても
無駄だから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く・・・っ、なんということだ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か、干渉剤はまだなんでしょう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となっては、こむの言うとおり干渉剤の
到着が頼り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っと会話をつないで時間稼ぎをするんだ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と・・・話題、話題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ー、その・・・白カラットさ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ょ、今日は実にいい天気です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天気の話なんかしてたっけ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ー、えっ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、おいしいごはんは好きですか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になに？　急に天気やごはんの話なんか
し出して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農業にでも誘ってるの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の、農業・・・うん、まあ、あ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農業って一種の科学だよね！？　そ、そんな
話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！　キミなかなか見どころある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が最近、大陸東部に視察に行った時
まさに思ったことなんだよね～、それ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なぜかつながった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種や苗を植えるための土壌は、科学で言う
ところ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、ともっちナイス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ﾄﾞﾔｧ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後はこの話題をできるだけ引き伸ばし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っと、脱線しちゃった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あそんなわけで、キミたちについても
もう手伝ってもらうこともないだろうから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悪いんだけど、ちゃっちゃとやられちゃって
くれるかな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会話って難しいナ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く・・・っ、こうなったら、もう応戦するしか
なさそうね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れるだけやってみよ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を考えてるのか知らないけどさ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さらどんなことしたって無駄だよ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ぐええ・・・つよ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こんなに力の差があるなん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痛いヨー！！　援護ポジションなのに
ダメージ来るなんて聞いてないネ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なんてことだ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んうん！　これで分かってくれたかな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ここには、あたしの研究を邪魔できる
人間なんていないんだよ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・・・甘く見て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は、仕切り直さないと危険すぎます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ようだ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全員、一時退避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逃がすわけにはいかないな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キミたちは熾力を持つ者として、唯一あたしに
抗う恐れを秘めているから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してもこの場で叩きのめしておかないと
後が怖いんだよ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うう・・・万事休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にこれ・・・注射針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・・・？</text:p>
          </table:table-cell>
          <table:table-cell table:style-name="ce0" office:value-type="string">
            <text:p>Map433</text:p>
          </table:table-cell>
          <table:table-cell table:style-name="ce0"/>
          <table:table-cell table:style-name="ce0" office:value-type="string">
            <text:p>Oh...?</text:p>
          </table:table-cell>
          <table:table-cell table:number-columns-repeated="1020"/>
        </table:table-row>
        <table:table-row>
          <table:table-cell table:style-name="ce0" office:value-type="string">
            <text:p>みなさん、お待たせしてすみ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・・・この注射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なたが瘴魔状態をコントロールして魔力を
手に入れるための研究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なわち“スペルエンチャンター”を極秘で
開発していることは知っていま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は、私がその対策として開発した薬品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かった、間に合ったの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で形勢逆転だ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らら～、これは誤算だったわ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ルミィ、その素晴らしい能力をあたしに
貸す気は無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断りし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なたの科学は、私利私欲の延長上にしか
存在していませんので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相変わらずお堅いね～。　ま、そう言うと
思ったけど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の白カラットは、ただの人なの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捕まえるならチャンス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総攻撃ネ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あまあ、そう慌てなさん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力を失ったのは不測の事態だけど、いざと
言う時のために、あたしには色々備えが
あるんだ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例えば、月並み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出、出～～～っ！！
敵逃時約束、目眩道具使奴～～～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白カラット
「今回はあきらめるけど、次の襲撃を
　お楽しみに～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白カラット
「ばいば～い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～あ、残念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だ遠くへは行ってないはずです！
追いかけましょ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はやめた方がいいで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にゆえ？　チャンスなのに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彼女に注入した干渉剤は、間に合わせで
作った未完成品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効果は30分程度で切れるで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、彼女を捕まえて拘束できたとしても、
すぐに力を取り戻してしまうので、大変危険
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いうことなら仕方ない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ルミィさんのおかげで助かりま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～、マジで危ないとこだった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未完成とは言え、あの干渉剤が無ければ
ここで敗れてい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りがとう。</text:p>
          </table:table-cell>
          <table:table-cell table:style-name="ce0" office:value-type="string">
            <text:p>Map315</text:p>
          </table:table-cell>
          <table:table-cell table:style-name="ce0"/>
          <table:table-cell table:style-name="ce0" office:value-type="string">
            <text:p>Thank you.</text:p>
          </table:table-cell>
          <table:table-cell table:number-columns-repeated="1020"/>
        </table:table-row>
        <table:table-row>
          <table:table-cell table:style-name="ce0" office:value-type="string">
            <text:p>私にできることをしたまで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て、白カラットを完全に無力化するためにも
引き続き干渉剤の製作に戻り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今後の白カラット対策は君の腕にかかって
　い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どうか、よろしく頼む。」</text:p>
          </table:table-cell>
          <table:table-cell table:style-name="ce0" office:value-type="string">
            <text:p>Map127</text:p>
          </table:table-cell>
          <table:table-cell table:style-name="ce0"/>
          <table:table-cell table:style-name="ce0" office:value-type="string">
            <text:p>Knight Commander Gaora
“We're relying on your assistance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とりあえず急場はしのげたので、私は城へ
　戻り姫に報告しようと思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君たちはどうす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て、どうすべき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とつよろしいでしょう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実は、干渉剤に併せてもう一つ、製作を
考えている物があるの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干渉剤の他に？　いったい何です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簡単に言えば、魔力探知装置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回の白カラットの襲撃を含め、これまで
私たちは敵の動向に対して常に受け身で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かし、赤・青・白カラットが発している強力な
魔力の発生地点を特定することができれば、
敵の動きを察知することができるで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つまり、こっちから敵を探して奇襲できるように
なるんだナ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とおりです。</text:p>
          </table:table-cell>
          <table:table-cell table:style-name="ce0" office:value-type="string">
            <text:p>Map127</text:p>
          </table:table-cell>
          <table:table-cell table:style-name="ce0"/>
          <table:table-cell table:style-name="ce0" office:value-type="string">
            <text:p>Precisely.</text:p>
          </table:table-cell>
          <table:table-cell table:number-columns-repeated="1020"/>
        </table:table-row>
        <table:table-row>
          <table:table-cell table:style-name="ce0" office:value-type="string">
            <text:p>敵の位置や動きがつかめるなら、かなり
有意義な装置だと言える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が可能になる装置を作れると言うの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理論上は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だし、ここであなた方にお願いしなければ
ならないことがあり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なんとなく察しま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材料集めだ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必要な物は2つ。
ひとつは、魔力に強い反応を示す特殊な鉱物
“榴鉱石”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ひとつは、その鉱物の組織を安定させる
“レリグ・イアスの鱗粉”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ちらも入手が困難な代物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っちもぜんぜん入手法に心当たり無い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丈夫です。　確かに入手は困難ですが、
入手できる場所なら判明しています。
どちらも、この西部にあり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榴鉱石は“ダスプ沼”に、レリグ・イアスの鱗粉
は“バルカド遺跡”に住む魔物から手に入る
で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む。　場所が分かっているなら話は早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そく集めに行きましょ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だ話の途中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ダスプ沼にある榴鉱石については、熾天少女
であるあなた方なら魔物を排除しながら
たどり着くことができると思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かし、問題はバルカド遺跡のレリグ・イアス
という魔物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は非常に警戒心が高く、人前に姿を現す
ことは稀だと聞き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らみつぶしに遺跡中を探せば、きっと
見つかる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問題はそれだけではあり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バルカド遺跡に入るためには、
とある種族の集落を通らなければ
ならないの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が何か問題な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実のところ、私もその種族について詳しく
知らないのですが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“非常に危険”な種族なのだと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人間ではないの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人の姿をしているとか、していないと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みません、よく分からないの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にかく、その非常に危険な種族の集落を
抜けないことには、バルカド遺跡に入ることは
できないの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こまで危険なのか分からない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りあえず行ってみるしかないんじゃない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ね！　きっとなんとかなるって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し。　それでは、魔力探知装置の製作に
必要な材料である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“榴鉱石”と“レリグ・イアスの鱗粉”を入手しに
向かうとし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ダスプ沼とバルカド遺跡は、ルージー遺跡へ
　続く公道を北へ進めば着くだろ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ただし、バルカド遺跡は森の奥深くにある。
　その途中に例の危険種族の集落がある
　とのこと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十分に注意して進んでほし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じゃ、準備が整ったら行こ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吹っ飛ばされた衛兵だ。　その距離は
2000メートルを軽く超えてい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衛兵が500メートルほど吹っ飛ばされてい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29T14:27:54+01:00</meta:creation-date>
    <dc:date>2020-02-29T14:27:5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